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5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6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8104"/>
    <style:style style:name="ce81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2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7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5"/>
        <table:table-column table:style-name="co1" table:default-cell-style-name="ce81"/>
        <table:table-column table:style-name="co1" table:default-cell-style-name="ce60"/>
        <table:table-column table:style-name="co3" table:default-cell-style-name="ce97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5" table:number-columns-spanned="2" table:number-rows-spanned="1"/>
          <table:covered-table-cell table:style-name="ce85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0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Rocafort 192 <text:s text:c="4"/>6º <text:s text:c="4"/>1ª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4" table:number-columns-spanned="2" table:number-rows-spanned="1">
            <text:p>4</text:p>
          </table:table-cell>
          <table:covered-table-cell table:style-name="ce39"/>
          <table:table-cell table:style-name="ce7" office:value-type="string" table:number-columns-spanned="5" table:number-rows-spanned="1">
            <text:p>08029 <text:s text:c="4"/>Barcelon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4-29" table:number-columns-spanned="2" table:number-rows-spanned="1">
            <text:p>29/04/2016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6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07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1"/>
          <table:table-cell table:style-name="ce107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Barcelona Technology School SL</text:p>
          </table:table-cell>
          <table:covered-table-cell table:style-name="ce40"/>
          <table:covered-table-cell table:style-name="ce26"/>
          <table:table-cell table:style-name="ce69"/>
          <table:table-cell table:style-name="ce77" table:number-columns-repeated="2"/>
          <table:table-cell table:style-name="ce92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0" table:number-columns-spanned="4" table:number-rows-spanned="3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1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66529926</text:p>
          </table:table-cell>
          <table:covered-table-cell table:style-name="ce28"/>
          <table:table-cell table:style-name="ce56"/>
          <table:covered-table-cell table:style-name="ce72"/>
          <table:covered-table-cell table:number-columns-repeated="2" table:style-name="ce79"/>
          <table:covered-table-cell table:style-name="ce94"/>
          <table:table-cell table:style-name="ce107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5"/>
          <table:table-cell table:style-name="ce107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3" office:value-type="string">
            <text:p>Precio Un.</text:p>
          </table:table-cell>
          <table:table-cell table:style-name="ce73" office:value-type="string">
            <text:p>Subtotal</text:p>
          </table:table-cell>
          <table:table-cell table:style-name="ce87" office:value-type="string">
            <text:p>% IVA</text:p>
          </table:table-cell>
          <table:table-cell table:style-name="ce73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Impartición Android BTS</text:p>
          </table:table-cell>
          <table:covered-table-cell table:style-name="ce41"/>
          <table:table-cell table:style-name="ce59" office:value-type="float" office:value="8">
            <text:p>8,00</text:p>
          </table:table-cell>
          <table:table-cell table:style-name="ce74" office:value-type="currency" office:currency="EUR" office:value="60">
            <text:p>60,00 €</text:p>
          </table:table-cell>
          <table:table-cell table:style-name="ce80" table:formula="of:=[.E14]*[.F14]" office:value-type="currency" office:currency="EUR" office:value="480">
            <text:p>480,00 €</text:p>
          </table:table-cell>
          <table:table-cell/>
          <table:table-cell table:style-name="ce96" table:formula="of:=[.G14]*(1+[.H14])" office:value-type="currency" office:currency="EUR" office:value="480">
            <text:p>48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/>
          <table:table-cell office:value-type="currency" office:currency="EUR" office:value="0">
            <text:p>0,00 €</text:p>
          </table:table-cell>
          <table:table-cell table:formula="of:=[.E15]*[.F15]" office:value-type="currency" office:currency="EUR" office:value="0">
            <text:p>0,00 €</text:p>
          </table:table-cell>
          <table:table-cell/>
          <table:table-cell table:formula="of:=[.G15]*(1+[.H1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/>
          <table:table-cell table:style-name="ce16"/>
          <table:table-cell table:style-name="ce32" table:number-columns-spanned="2" table:number-rows-spanned="1"/>
          <table:covered-table-cell/>
          <table:table-cell table:number-columns-repeated="2"/>
          <table:table-cell table:formula="of:=[.E28]*[.F28]" office:value-type="currency" office:currency="EUR" office:value="0">
            <text:p>0,00 €</text:p>
          </table:table-cell>
          <table:table-cell/>
          <table:table-cell table:formula="of:=[.G28]*(1+[.H2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1" table:number-columns-repeated="2"/>
          <table:table-cell table:style-name="ce82" table:formula="of:=SUM([.G14:.G28])" office:value-type="currency" office:currency="EUR" office:value="480">
            <text:p>480,00 €</text:p>
          </table:table-cell>
          <table:table-cell table:style-name="ce61"/>
          <table:table-cell table:style-name="ce98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2"/>
          <table:table-cell table:style-name="ce62"/>
          <table:table-cell table:style-name="ce83"/>
          <table:table-cell table:style-name="ce62"/>
          <table:table-cell table:style-name="ce99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3" table:number-columns-repeated="2"/>
          <table:table-cell table:style-name="ce84"/>
          <table:table-cell table:style-name="ce63"/>
          <table:table-cell table:style-name="ce100" table:formula="of:=[.G29]+[.I30]" office:value-type="currency" office:currency="EUR" office:value="480">
            <text:p>48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4" table:number-columns-repeated="2"/>
          <table:table-cell table:style-name="ce64" office:value-type="string">
            <text:p>n/a</text:p>
          </table:table-cell>
          <table:table-cell table:style-name="ce76"/>
          <table:table-cell table:style-name="ce101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7"/>
          <table:table-cell table:style-name="ce65" table:number-columns-repeated="3"/>
          <table:table-cell table:style-name="ce88"/>
          <table:table-cell table:style-name="ce102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6" office:value-type="percentage" office:value="0.07">
            <text:p>7.0%</text:p>
          </table:table-cell>
          <table:table-cell table:style-name="ce76" table:number-columns-repeated="2"/>
          <table:table-cell table:style-name="ce62"/>
          <table:table-cell table:style-name="ce103" table:formula="of:=[.I31]*[.E34]" office:value-type="currency" office:currency="EUR" office:value="33.6">
            <text:p>33,6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7" table:number-columns-repeated="3"/>
          <table:table-cell table:style-name="ce62"/>
          <table:table-cell table:style-name="ce104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89" table:formula="of:=[.I31]+[.I33]-[.I34]" office:value-type="currency" office:currency="EUR" office:value="446.4" table:number-columns-spanned="2" table:number-rows-spanned="1">
            <text:p>446,40 €</text:p>
          </table:table-cell>
          <table:covered-table-cell table:style-name="ce105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1"/>
          <table:table-cell table:style-name="ce68" table:number-columns-repeated="4"/>
          <table:table-cell table:style-name="ce106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9/05/2016</text:date>, <text:time>15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creator>Pablo L Sordo</dc:creator>
    <dc:date>2016-05-09T15:39:31.83</dc:date>
    <meta:print-date>2016-05-09T15:39:16.73</meta:print-date>
    <meta:generator>OpenOffice/4.1.2$Win32 OpenOffice.org_project/412m3$Build-9782</meta:generator>
    <meta:editing-duration>PT35M22S</meta:editing-duration>
    <meta:editing-cycles>9</meta:editing-cycles>
    <meta:printed-by>Pablo L Sordo</meta:printed-by>
    <meta:document-statistic meta:table-count="1" meta:cell-count="118" meta:object-count="0"/>
  </office:meta>
</office:document-meta>
</file>